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FloatConvertor.convertFromString( String value , Locale locale , Convertor .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attingFloatConvertor.FormattingFloa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Float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